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dfc166" officeooo:paragraph-rsid="00dfc166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bd32ff"/>
    </style:style>
    <style:style style:name="T8" style:family="text">
      <style:text-properties officeooo:rsid="00be6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9"/>
      <text:p text:style-name="P9">나중에 할 것들</text:p>
      <text:p text:style-name="P9"><text:soft-page-break/>- 삭제시 <text:span text:style-name="T7">cascade하는것</text:span></text:p>
      <text:p text:style-name="P9">- <text:span text:style-name="T8">여러조건으로 게시글 검색. 특정회원이 쓴 게시글도 검색할 수 있게 하자.</text:span></text:p>
      <text:p text:style-name="P9">- 폰트 크기 변경?</text:p>
      <text:p text:style-name="P9">- 댓글 이모티콘?</text:p>
      <text:p text:style-name="P9">- 사진 업로드?</text:p>
      <text:p text:style-name="P9">- 패스워드 암호화</text:p>
      <text:p text:style-name="P10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11"/>
      <text:p text:style-name="P12">repository 테스트</text:p>
      <text:p text:style-name="P12">controller 테스트</text:p>
      <text:p text:style-name="P2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25T22:06:43.229565200</dc:date>
    <meta:editing-duration>PT20H34M26S</meta:editing-duration>
    <meta:editing-cycles>124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38" meta:word-count="141" meta:character-count="604" meta:non-whitespace-character-count="501"/>
  </office:meta>
</office:document-meta>
</file>